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264in" table:align="left"/>
    </style:style>
    <style:style style:name="Table1.A" style:family="table-column">
      <style:table-column-properties style:column-width="1.9979in"/>
    </style:style>
    <style:style style:name="Table1.B" style:family="table-column">
      <style:table-column-properties style:column-width="2.3125in"/>
    </style:style>
    <style:style style:name="Table1.C" style:family="table-column">
      <style:table-column-properties style:column-width="2.316in"/>
    </style:style>
    <style:style style:name="Table1.A1" style:family="table-cell">
      <style:table-cell-properties style:vertical-align="middle" fo:padding="0in" fo:border="none"/>
    </style:style>
    <style:style style:name="Table1.2" style:family="table-row">
      <style:table-row-properties fo:background-color="#f0f0f0">
        <style:background-image/>
      </style:table-row-properties>
    </style:style>
    <style:style style:name="Table1.3" style:family="table-row">
      <style:table-row-properties fo:background-color="#ffffff">
        <style:background-image/>
      </style:table-row-properties>
    </style:style>
    <style:style style:name="Table2" style:family="table">
      <style:table-properties style:width="6.925in" table:align="left"/>
    </style:style>
    <style:style style:name="Table2.A" style:family="table-column">
      <style:table-column-properties style:column-width="0.8896in"/>
    </style:style>
    <style:style style:name="Table2.B" style:family="table-column">
      <style:table-column-properties style:column-width="3.6556in"/>
    </style:style>
    <style:style style:name="Table2.C" style:family="table-column">
      <style:table-column-properties style:column-width="1.166in"/>
    </style:style>
    <style:style style:name="Table2.D" style:family="table-column">
      <style:table-column-properties style:column-width="1.2139in"/>
    </style:style>
    <style:style style:name="Table2.A1" style:family="table-cell">
      <style:table-cell-properties style:vertical-align="middle" fo:padding="0in" fo:border="none"/>
    </style:style>
    <style:style style:name="Table2.2" style:family="table-row">
      <style:table-row-properties fo:background-color="#f0f0f0">
        <style:background-image/>
      </style:table-row-properties>
    </style:style>
    <style:style style:name="Table2.3" style:family="table-row">
      <style:table-row-properties fo:background-color="#ffffff">
        <style:background-image/>
      </style:table-row-properties>
    </style:style>
    <style:style style:name="P1" style:family="paragraph" style:parent-style-name="Standard">
      <style:paragraph-properties fo:text-align="start" style:justify-single-word="false"/>
      <style:text-properties officeooo:paragraph-rsid="0039aa04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1pt" fo:font-weight="bold" officeooo:rsid="001411c5" officeooo:paragraph-rsid="001411c5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1pt" fo:font-weight="bold" officeooo:rsid="0015fc4f" officeooo:paragraph-rsid="0015fc4f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1pt" fo:language="fr" fo:country="FR" officeooo:rsid="001411c5" officeooo:paragraph-rsid="001411c5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1pt" fo:language="fr" fo:country="FR" officeooo:rsid="0015fc4f" officeooo:paragraph-rsid="0015fc4f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1pt" fo:language="fr" fo:country="FR" officeooo:rsid="001637f5" officeooo:paragraph-rsid="001637f5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1pt" fo:language="fr" fo:country="FR" officeooo:rsid="0019bcb5" officeooo:paragraph-rsid="0019bcb5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1pt" fo:language="fr" fo:country="FR" officeooo:rsid="002626c3" officeooo:paragraph-rsid="00278d96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1pt" fo:language="fr" fo:country="FR" officeooo:rsid="00278d96" officeooo:paragraph-rsid="00278d96" style:font-size-asian="11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1pt" fo:language="fr" fo:country="FR" officeooo:rsid="00329856" officeooo:paragraph-rsid="00329856" style:font-size-asian="11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1pt" fo:language="fr" fo:country="FR" officeooo:rsid="00329856" officeooo:paragraph-rsid="0039aa04" style:font-size-asian="11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1pt" fo:language="fr" fo:country="FR" officeooo:rsid="00382bbe" officeooo:paragraph-rsid="0039aa04" style:font-size-asian="11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1pt" fo:language="fr" fo:country="FR" officeooo:rsid="0043b0f9" officeooo:paragraph-rsid="0043b0f9" style:font-size-asian="11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1pt" fo:language="fr" fo:country="FR" officeooo:rsid="0045bc39" officeooo:paragraph-rsid="0045bc39" style:font-size-asian="11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1pt" fo:language="fr" fo:country="FR" officeooo:rsid="00502b93" officeooo:paragraph-rsid="00502b93" style:font-size-asian="11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1pt" fo:language="fr" fo:country="FR" officeooo:rsid="00502b93" officeooo:paragraph-rsid="0051e303" style:font-size-asian="11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1pt" fo:language="fr" fo:country="FR" officeooo:rsid="0051e303" officeooo:paragraph-rsid="0051e303" style:font-size-asian="11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1pt" fo:language="fr" fo:country="FR" officeooo:rsid="0051e8a6" officeooo:paragraph-rsid="0051e8a6" style:font-size-asian="11pt" style:font-size-complex="11pt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1pt" fo:language="fr" fo:country="FR" officeooo:rsid="0053736c" officeooo:paragraph-rsid="0053736c" style:font-size-asian="11pt" style:font-size-complex="11pt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size="11pt" fo:language="fr" fo:country="FR" officeooo:rsid="005541d4" officeooo:paragraph-rsid="005541d4" style:font-size-asian="11pt" style:font-size-complex="11pt"/>
    </style:style>
    <style:style style:name="P21" style:family="paragraph" style:parent-style-name="Standard">
      <style:paragraph-properties fo:text-align="start" style:justify-single-word="false"/>
      <style:text-properties style:font-name="Times New Roman" fo:font-size="11pt" fo:language="fr" fo:country="FR" officeooo:rsid="00559e18" officeooo:paragraph-rsid="00559e18" style:font-size-asian="11pt" style:font-size-complex="11pt"/>
    </style:style>
    <style:style style:name="P22" style:family="paragraph" style:parent-style-name="Standard">
      <style:paragraph-properties fo:text-align="start" style:justify-single-word="false"/>
      <style:text-properties style:font-name="Times New Roman" fo:font-size="11pt" fo:language="fr" fo:country="FR" fo:font-weight="bold" officeooo:rsid="0015fc4f" officeooo:paragraph-rsid="0015fc4f" style:font-size-asian="11pt" style:font-weight-asian="bold" style:font-size-complex="11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Times New Roman" fo:font-size="11pt" fo:language="fr" fo:country="FR" fo:font-weight="bold" officeooo:rsid="0019bcb5" officeooo:paragraph-rsid="0019bcb5" style:font-size-asian="11pt" style:font-weight-asian="bold" style:font-size-complex="11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Times New Roman" fo:font-size="11pt" fo:language="fr" fo:country="FR" fo:font-weight="bold" officeooo:rsid="00329856" officeooo:paragraph-rsid="00329856" style:font-size-asian="11pt" style:font-weight-asian="bold" style:font-size-complex="11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Times New Roman" fo:font-size="11pt" fo:language="fr" fo:country="FR" fo:font-weight="bold" officeooo:rsid="0049c294" officeooo:paragraph-rsid="0049c294" style:font-size-asian="11pt" style:font-weight-asian="bold" style:font-size-complex="11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Times New Roman" fo:font-size="11pt" fo:language="fr" fo:country="FR" fo:font-weight="normal" officeooo:rsid="004b3cc4" officeooo:paragraph-rsid="004b3cc4" style:font-size-asian="11pt" style:font-weight-asian="normal" style:font-size-complex="11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Times New Roman" fo:font-size="11pt" fo:language="fr" fo:country="FR" fo:font-weight="normal" officeooo:rsid="004c5f82" officeooo:paragraph-rsid="004c5f82" style:font-size-asian="11pt" style:font-weight-asian="normal" style:font-size-complex="11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Times New Roman" fo:font-size="11pt" fo:language="fr" fo:country="FR" fo:font-weight="normal" officeooo:rsid="004d70d9" officeooo:paragraph-rsid="004d70d9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Times New Roman" fo:font-size="11pt" fo:language="fr" fo:country="FR" fo:font-weight="normal" officeooo:rsid="004ee4e0" officeooo:paragraph-rsid="004d70d9" style:font-size-asian="11pt" style:font-weight-asian="normal" style:font-size-complex="11pt" style:font-weight-complex="normal"/>
    </style:style>
    <style:style style:name="P30" style:family="paragraph" style:parent-style-name="Table_20_Contents">
      <style:paragraph-properties fo:margin-left="0in" fo:margin-right="0in" fo:margin-top="0in" fo:margin-bottom="0in" loext:contextual-spacing="false" fo:line-height="162%" fo:text-indent="0in" style:auto-text-indent="false"/>
    </style:style>
    <style:style style:name="P31" style:family="paragraph" style:parent-style-name="Table_20_Contents">
      <style:paragraph-properties fo:margin-left="0in" fo:margin-right="0in" fo:margin-top="0in" fo:margin-bottom="0in" loext:contextual-spacing="false" fo:line-height="162%" fo:text-indent="0in" style:auto-text-indent="false"/>
      <style:text-properties style:font-name="Times New Roman" fo:font-size="11pt" fo:language="fr" fo:country="FR" style:font-size-asian="11pt" style:font-size-complex="11pt"/>
    </style:style>
    <style:style style:name="P32" style:family="paragraph" style:parent-style-name="Standard" style:list-style-name="L1">
      <style:paragraph-properties fo:text-align="start" style:justify-single-word="false"/>
      <style:text-properties style:font-name="Times New Roman" fo:font-size="11pt" fo:language="fr" fo:country="FR" officeooo:rsid="0043b0f9" officeooo:paragraph-rsid="0043b0f9" style:font-size-asian="11pt" style:font-size-complex="11pt"/>
    </style:style>
    <style:style style:name="P33" style:family="paragraph" style:parent-style-name="Standard" style:list-style-name="L1">
      <style:paragraph-properties fo:text-align="start" style:justify-single-word="false"/>
      <style:text-properties style:font-name="Times New Roman" fo:font-size="11pt" fo:language="fr" fo:country="FR" officeooo:rsid="0044bb0c" officeooo:paragraph-rsid="0044bb0c" style:font-size-asian="11pt" style:font-size-complex="11pt"/>
    </style:style>
    <style:style style:name="P34" style:family="paragraph" style:parent-style-name="Standard" style:list-style-name="L1">
      <style:paragraph-properties fo:text-align="start" style:justify-single-word="false"/>
      <style:text-properties style:font-name="Times New Roman" fo:font-size="11pt" fo:language="fr" fo:country="FR" officeooo:rsid="0045bc39" officeooo:paragraph-rsid="0045bc39" style:font-size-asian="11pt" style:font-size-complex="11pt"/>
    </style:style>
    <style:style style:name="P35" style:family="paragraph" style:parent-style-name="Standard">
      <style:paragraph-properties fo:text-align="start" style:justify-single-word="false"/>
      <style:text-properties style:font-name="Times New Roman" fo:font-size="11pt" fo:language="fr" fo:country="FR" officeooo:rsid="00559e18" officeooo:paragraph-rsid="00559e18" style:font-size-asian="11pt" style:font-size-complex="11pt"/>
    </style:style>
    <style:style style:name="P36" style:family="paragraph" style:parent-style-name="Standard">
      <style:paragraph-properties fo:text-align="start" style:justify-single-word="false"/>
      <style:text-properties style:font-name="Times New Roman" fo:font-size="11pt" fo:language="fr" fo:country="FR" officeooo:rsid="005541d4" officeooo:paragraph-rsid="005541d4" style:font-size-asian="11pt" style:font-size-complex="11pt"/>
    </style:style>
    <style:style style:name="P37" style:family="paragraph" style:parent-style-name="Standard">
      <style:paragraph-properties fo:text-align="start" style:justify-single-word="false"/>
      <style:text-properties style:font-name="Times New Roman" fo:font-size="11pt" fo:language="fr" fo:country="FR" officeooo:rsid="005a5651" officeooo:paragraph-rsid="005a5651" style:font-size-asian="11pt" style:font-size-complex="11pt"/>
    </style:style>
    <style:style style:name="P38" style:family="paragraph" style:parent-style-name="Standard" style:list-style-name="L3">
      <style:paragraph-properties fo:text-align="start" style:justify-single-word="false"/>
      <style:text-properties style:font-name="Times New Roman" fo:font-size="11pt" fo:language="fr" fo:country="FR" officeooo:rsid="005a5651" officeooo:paragraph-rsid="005a5651" style:font-size-asian="11pt" style:font-size-complex="11pt"/>
    </style:style>
    <style:style style:name="P39" style:family="paragraph" style:parent-style-name="Standard" style:list-style-name="L3">
      <style:paragraph-properties fo:text-align="start" style:justify-single-word="false"/>
      <style:text-properties style:font-name="Times New Roman" fo:font-size="11pt" fo:language="fr" fo:country="FR" officeooo:rsid="005bb4e6" officeooo:paragraph-rsid="005bb4e6" style:font-size-asian="11pt" style:font-size-complex="11pt"/>
    </style:style>
    <style:style style:name="P40" style:family="paragraph" style:parent-style-name="Standard" style:list-style-name="L3">
      <style:paragraph-properties fo:text-align="start" style:justify-single-word="false"/>
      <style:text-properties style:font-name="Times New Roman" fo:font-size="11pt" fo:language="fr" fo:country="FR" officeooo:rsid="005f5194" officeooo:paragraph-rsid="00611915" style:font-size-asian="11pt" style:font-size-complex="11pt"/>
    </style:style>
    <style:style style:name="P41" style:family="paragraph" style:parent-style-name="Standard">
      <style:paragraph-properties fo:text-align="start" style:justify-single-word="false"/>
      <style:text-properties style:font-name="Times New Roman" fo:font-size="11pt" fo:language="fr" fo:country="FR" fo:font-weight="bold" officeooo:rsid="00502b93" officeooo:paragraph-rsid="00502b93" style:font-size-asian="11pt" style:font-weight-asian="bold" style:font-size-complex="11pt" style:font-weight-complex="bold"/>
    </style:style>
    <style:style style:name="P42" style:family="paragraph" style:parent-style-name="Standard">
      <style:paragraph-properties fo:text-align="start" style:justify-single-word="false"/>
      <style:text-properties style:font-name="Times New Roman" fo:font-size="11pt" fo:language="fr" fo:country="FR" fo:font-weight="bold" officeooo:rsid="0058b53e" officeooo:paragraph-rsid="0058b53e" style:font-size-asian="11pt" style:font-weight-asian="bold" style:font-size-complex="11pt" style:font-weight-complex="bold"/>
    </style:style>
    <style:style style:name="P43" style:family="paragraph" style:parent-style-name="Standard" style:list-style-name="L3">
      <style:paragraph-properties fo:text-align="start" style:justify-single-word="false"/>
      <style:text-properties style:font-name="Times New Roman" fo:font-size="11pt" fo:language="fr" fo:country="FR" style:text-underline-style="none" fo:font-weight="bold" officeooo:rsid="00617f2b" officeooo:paragraph-rsid="0061d162" style:font-size-asian="11pt" style:font-weight-asian="bold" style:font-size-complex="11pt" style:font-weight-complex="bold"/>
    </style:style>
    <style:style style:name="P44" style:family="paragraph" style:parent-style-name="Standard" style:list-style-name="L3">
      <style:paragraph-properties fo:text-align="start" style:justify-single-word="false"/>
      <style:text-properties style:font-name="Times New Roman" fo:font-size="11pt" fo:language="fr" fo:country="FR" style:text-underline-style="none" fo:font-weight="bold" officeooo:rsid="006211e0" officeooo:paragraph-rsid="006211e0" style:font-size-asian="11pt" style:font-weight-asian="bold" style:font-size-complex="11pt" style:font-weight-complex="bold"/>
    </style:style>
    <style:style style:name="P45" style:family="paragraph" style:parent-style-name="Standard" style:list-style-name="L3">
      <style:paragraph-properties fo:text-align="start" style:justify-single-word="false"/>
      <style:text-properties style:font-name="Times New Roman" fo:font-size="11pt" fo:language="fr" fo:country="FR" style:text-underline-style="none" fo:font-weight="bold" officeooo:rsid="0062e98a" officeooo:paragraph-rsid="0062e98a" style:font-size-asian="11pt" style:font-weight-asian="bold" style:font-size-complex="11pt" style:font-weight-complex="bold"/>
    </style:style>
    <style:style style:name="P46" style:family="paragraph" style:parent-style-name="Standard" style:list-style-name="L3">
      <style:paragraph-properties fo:text-align="start" style:justify-single-word="false"/>
      <style:text-properties style:font-name="Times New Roman" fo:font-size="11pt" fo:language="fr" fo:country="FR" style:text-underline-style="none" fo:font-weight="bold" officeooo:rsid="00644c6a" officeooo:paragraph-rsid="00644c6a" style:font-size-asian="11pt" style:font-weight-asian="bold" style:font-size-complex="11pt" style:font-weight-complex="bold"/>
    </style:style>
    <style:style style:name="P47" style:family="paragraph" style:parent-style-name="Standard" style:list-style-name="L3">
      <style:paragraph-properties fo:text-align="start" style:justify-single-word="false"/>
      <style:text-properties style:font-name="Times New Roman" fo:font-size="11pt" fo:language="fr" fo:country="FR" style:text-underline-style="none" fo:font-weight="bold" officeooo:rsid="0064d656" officeooo:paragraph-rsid="00663a19" style:font-size-asian="11pt" style:font-weight-asian="bold" style:font-size-complex="11pt" style:font-weight-complex="bold"/>
    </style:style>
    <style:style style:name="P48" style:family="paragraph" style:parent-style-name="Standard" style:list-style-name="L3">
      <style:paragraph-properties fo:text-align="start" style:justify-single-word="false"/>
      <style:text-properties style:font-name="Times New Roman" fo:font-size="11pt" fo:language="fr" fo:country="FR" style:text-underline-style="none" fo:font-weight="bold" officeooo:rsid="00671bd6" officeooo:paragraph-rsid="00671bd6" style:font-size-asian="11pt" style:font-weight-asian="bold" style:font-size-complex="11pt" style:font-weight-complex="bold"/>
    </style:style>
    <style:style style:name="P49" style:family="paragraph" style:parent-style-name="Standard" style:list-style-name="L3">
      <style:paragraph-properties fo:text-align="start" style:justify-single-word="false"/>
      <style:text-properties style:font-name="Times New Roman" fo:font-size="11pt" fo:language="fr" fo:country="FR" style:text-underline-style="none" fo:font-weight="bold" officeooo:rsid="00683c05" officeooo:paragraph-rsid="00683c05" style:font-size-asian="11pt" style:font-weight-asian="bold" style:font-size-complex="11pt" style:font-weight-complex="bold"/>
    </style:style>
    <style:style style:name="P50" style:family="paragraph" style:parent-style-name="Standard">
      <style:paragraph-properties fo:text-align="start" style:justify-single-word="false"/>
      <style:text-properties style:font-name="Times New Roman" fo:font-size="11pt" fo:language="fr" fo:country="FR" style:text-underline-style="none" fo:font-weight="bold" officeooo:rsid="00683c05" officeooo:paragraph-rsid="00683c05" style:font-size-asian="11pt" style:font-weight-asian="bold" style:font-size-complex="11pt" style:font-weight-complex="bold"/>
    </style:style>
    <style:style style:name="P51" style:family="paragraph" style:parent-style-name="Standard">
      <style:paragraph-properties fo:text-align="start" style:justify-single-word="false"/>
      <style:text-properties style:font-name="Times New Roman" fo:font-size="11pt" fo:language="fr" fo:country="FR" style:text-underline-style="none" fo:font-weight="bold" officeooo:rsid="0068e3f4" officeooo:paragraph-rsid="0068e3f4" style:font-size-asian="11pt" style:font-weight-asian="bold" style:font-size-complex="11pt" style:font-weight-complex="bold"/>
    </style:style>
    <style:style style:name="P52" style:family="paragraph" style:parent-style-name="Text_20_body" style:list-style-name="L2">
      <style:paragraph-properties fo:margin-left="0in" fo:margin-right="0in" fo:margin-top="0in" fo:margin-bottom="0.0311in" loext:contextual-spacing="false" fo:line-height="162%" fo:orphans="2" fo:widows="2" fo:text-indent="0in" style:auto-text-indent="false"/>
    </style:style>
    <style:style style:name="P53" style:family="paragraph" style:parent-style-name="Table_20_Contents">
      <style:paragraph-properties fo:margin-left="0in" fo:margin-right="0in" fo:margin-top="0in" fo:margin-bottom="0in" loext:contextual-spacing="false" fo:line-height="162%" fo:text-indent="0in" style:auto-text-indent="false"/>
    </style:style>
    <style:style style:name="P54" style:family="paragraph" style:parent-style-name="Table_20_Contents">
      <style:paragraph-properties fo:margin-left="0in" fo:margin-right="0in" fo:margin-top="0in" fo:margin-bottom="0in" loext:contextual-spacing="false" fo:line-height="162%" fo:text-indent="0in" style:auto-text-indent="false"/>
      <style:text-properties style:font-name="Times New Roman" fo:font-size="11pt" style:font-size-asian="11pt" style:font-size-complex="11pt"/>
    </style:style>
    <style:style style:name="T1" style:family="text">
      <style:text-properties officeooo:rsid="0016ed63"/>
    </style:style>
    <style:style style:name="T2" style:family="text">
      <style:text-properties officeooo:rsid="00171fc4"/>
    </style:style>
    <style:style style:name="T3" style:family="text">
      <style:text-properties officeooo:rsid="001776d3"/>
    </style:style>
    <style:style style:name="T4" style:family="text">
      <style:text-properties officeooo:rsid="001913cc"/>
    </style:style>
    <style:style style:name="T5" style:family="text">
      <style:text-properties officeooo:rsid="001b148d"/>
    </style:style>
    <style:style style:name="T6" style:family="text">
      <style:text-properties officeooo:rsid="001bb846"/>
    </style:style>
    <style:style style:name="T7" style:family="text">
      <style:text-properties officeooo:rsid="001d73dd"/>
    </style:style>
    <style:style style:name="T8" style:family="text">
      <style:text-properties officeooo:rsid="00249554"/>
    </style:style>
    <style:style style:name="T9" style:family="text">
      <style:text-properties officeooo:rsid="00297806"/>
    </style:style>
    <style:style style:name="T10" style:family="text">
      <style:text-properties officeooo:rsid="002a899c"/>
    </style:style>
    <style:style style:name="T11" style:family="text">
      <style:text-properties officeooo:rsid="002c3553"/>
    </style:style>
    <style:style style:name="T12" style:family="text">
      <style:text-properties officeooo:rsid="002e2d74"/>
    </style:style>
    <style:style style:name="T13" style:family="text">
      <style:text-properties officeooo:rsid="002ec38e"/>
    </style:style>
    <style:style style:name="T14" style:family="text">
      <style:text-properties officeooo:rsid="00300815"/>
    </style:style>
    <style:style style:name="T15" style:family="text">
      <style:text-properties officeooo:rsid="0033fb66"/>
    </style:style>
    <style:style style:name="T16" style:family="text">
      <style:text-properties officeooo:rsid="00382bbe"/>
    </style:style>
    <style:style style:name="T17" style:family="text">
      <style:text-properties officeooo:rsid="0039aa04"/>
    </style:style>
    <style:style style:name="T18" style:family="text">
      <style:text-properties officeooo:rsid="003b8434"/>
    </style:style>
    <style:style style:name="T19" style:family="text">
      <style:text-properties officeooo:rsid="003dba71"/>
    </style:style>
    <style:style style:name="T20" style:family="text">
      <style:text-properties officeooo:rsid="003f522a"/>
    </style:style>
    <style:style style:name="T21" style:family="text">
      <style:text-properties fo:font-variant="normal" fo:text-transform="none" fo:color="#000000" style:font-name="Times New Roman" fo:font-size="11pt" fo:letter-spacing="normal" fo:language="fr" fo:country="FR" fo:font-style="normal" fo:font-weight="normal" style:font-size-asian="11pt" style:font-size-complex="11pt"/>
    </style:style>
    <style:style style:name="T22" style:family="text">
      <style:text-properties fo:font-variant="normal" fo:text-transform="none" fo:color="#000000" style:font-name="Times New Roman" fo:font-size="11pt" fo:letter-spacing="normal" fo:language="fr" fo:country="FR" fo:font-style="normal" fo:font-weight="normal" style:font-size-asian="11pt" style:font-size-complex="11pt" loext:padding-left="0.052in" loext:padding-right="0.052in" loext:padding-top="0.0193in" loext:padding-bottom="0.0193in" loext:border="0.06pt solid #000000"/>
    </style:style>
    <style:style style:name="T23" style:family="text">
      <style:text-properties style:font-name="Times New Roman" fo:font-size="11pt" fo:language="fr" fo:country="FR" style:font-size-asian="11pt" style:font-size-complex="11pt" loext:padding-left="0.052in" loext:padding-right="0.052in" loext:padding-top="0.0193in" loext:padding-bottom="0.0193in" loext:border="0.06pt solid #000000"/>
    </style:style>
    <style:style style:name="T24" style:family="text">
      <style:text-properties style:font-name="Times New Roman" fo:font-size="11pt" fo:language="fr" fo:country="FR" officeooo:rsid="00329856" style:font-size-asian="11pt" style:font-size-complex="11pt"/>
    </style:style>
    <style:style style:name="T25" style:family="text">
      <style:text-properties officeooo:rsid="0040cbb0"/>
    </style:style>
    <style:style style:name="T26" style:family="text">
      <style:text-properties officeooo:rsid="00418123"/>
    </style:style>
    <style:style style:name="T27" style:family="text">
      <style:text-properties officeooo:rsid="0041cb83"/>
    </style:style>
    <style:style style:name="T28" style:family="text">
      <style:text-properties officeooo:rsid="00463dc6"/>
    </style:style>
    <style:style style:name="T29" style:family="text">
      <style:text-properties officeooo:rsid="004ee4e0"/>
    </style:style>
    <style:style style:name="T30" style:family="text">
      <style:text-properties style:text-position="super 58%" officeooo:rsid="004ee4e0"/>
    </style:style>
    <style:style style:name="T31" style:family="text">
      <style:text-properties officeooo:rsid="0051e303"/>
    </style:style>
    <style:style style:name="T32" style:family="text">
      <style:text-properties officeooo:rsid="005cbb08"/>
    </style:style>
    <style:style style:name="T33" style:family="text">
      <style:text-properties officeooo:rsid="005dbd29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normal" officeooo:rsid="005dbd29" style:font-weight-asian="normal" style:font-weight-complex="normal"/>
    </style:style>
    <style:style style:name="T37" style:family="text">
      <style:text-properties fo:font-weight="normal" officeooo:rsid="0061d162" style:font-weight-asian="normal" style:font-weight-complex="normal"/>
    </style:style>
    <style:style style:name="T38" style:family="text">
      <style:text-properties fo:font-weight="normal" officeooo:rsid="0063d2c4" style:font-weight-asian="normal" style:font-weight-complex="normal"/>
    </style:style>
    <style:style style:name="T39" style:family="text">
      <style:text-properties fo:font-weight="normal" officeooo:rsid="00663a19" style:font-weight-asian="normal" style:font-weight-complex="normal"/>
    </style:style>
    <style:style style:name="T40" style:family="text">
      <style:text-properties fo:font-weight="normal" officeooo:rsid="00663df6" style:font-weight-asian="normal" style:font-weight-complex="normal"/>
    </style:style>
    <style:style style:name="T41" style:family="text">
      <style:text-properties fo:font-weight="normal" officeooo:rsid="00676319" style:font-weight-asian="normal" style:font-weight-complex="normal"/>
    </style:style>
    <style:style style:name="T42" style:family="text">
      <style:text-properties officeooo:rsid="00663df6"/>
    </style:style>
    <style:style style:name="T43" style:family="text">
      <style:text-properties officeooo:rsid="00676319"/>
    </style:style>
    <style:style style:name="T44" style:family="text">
      <style:text-properties style:font-name="monospace" loext:padding-left="0.052in" loext:padding-right="0.052in" loext:padding-top="0.0193in" loext:padding-bottom="0.0193in" loext:border="0.06pt solid #000000"/>
    </style:style>
    <style:style style:name="T45" style:family="text">
      <style:text-properties loext:padding-left="0.052in" loext:padding-right="0.052in" loext:padding-top="0.0193in" loext:padding-bottom="0.0193in" loext:border="0.06pt solid #000000"/>
    </style:style>
    <style:style style:name="T46" style:family="text">
      <style:text-properties style:font-name="Times New Roman"/>
    </style:style>
    <style:style style:name="T47" style:family="text">
      <style:text-properties style:font-name="Times New Roman" loext:padding-left="0.052in" loext:padding-right="0.052in" loext:padding-top="0.0193in" loext:padding-bottom="0.0193in" loext:border="0.06pt solid #000000"/>
    </style:style>
    <style:style style:name="T48" style:family="text">
      <style:text-properties style:font-name="Times New Roman" fo:font-size="11pt" style:font-size-asian="11pt" style:font-size-complex="11pt"/>
    </style:style>
    <style:style style:name="T49" style:family="text">
      <style:text-properties style:font-name="Times New Roman" fo:font-size="11pt" style:font-size-asian="11pt" style:font-size-complex="11pt" loext:padding-left="0.052in" loext:padding-right="0.052in" loext:padding-top="0.0193in" loext:padding-bottom="0.0193in" loext:border="0.06pt solid #00000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réer des pages web interactive avec JS</text:p>
      <text:p text:style-name="P4"/>
      <text:p text:style-name="P22">Partie 1</text:p>
      <text:p text:style-name="P5"/>
      <text:p text:style-name="P23">Cours 1 – Le DOM</text:p>
      <text:p text:style-name="P23"/>
      <text:p text:style-name="P5">DOM: Document Object Model. Interface de programmation ou API qui permet d’interagire avec une page web en HTML.</text:p>
      <text:p text:style-name="P6">Représente la page suivant une hiérarchie d’objet. Chaque objet représente un noeud. </text:p>
      <text:p text:style-name="P6"/>
      <text:p text:style-name="P6">On accède à la racine du DOM par la variable document: <text:span text:style-name="T1">objet qui possède les paramètre head et body et qui doc permet d’accéder à tout le contenu de la page web.</text:span></text:p>
      <text:p text:style-name="P6"/>
      <text:p text:style-name="P6">.<text:span text:style-name="T2">nodeType: indique la type du noeud caractérisant l’élément.</text:span></text:p>
      <text:p text:style-name="P6">.<text:span text:style-name="T3">childNodes[n]: donne le type de l’élément enfant d’un noeud. - Attention, les espaces et sauts de lignes peuvent être des éléments enfants.</text:span></text:p>
      <text:p text:style-name="P6">.<text:span text:style-name="T4">parentNode: permet d’accéder à l’élément parent (s’il existe)</text:span></text:p>
      <text:p text:style-name="P5"/>
      <text:p text:style-name="P23">Cours 2 – Parcourir le DOM</text:p>
      <text:p text:style-name="P7"/>
      <text:p text:style-name="P7">.<text:span text:style-name="T5">get</text:span>ElementsByTagName(“tagname”) →<text:span text:style-name="T6"> Select par balise</text:span></text:p>
      <text:p text:style-name="P5">.<text:span text:style-name="T6">getElementsByClassName(“classname”) → select par classe</text:span></text:p>
      <text:p text:style-name="P5">.<text:span text:style-name="T7">getElementById(“Id”) → Select par Id – Attention pas de “s” à élément. </text:span></text:p>
      <text:p text:style-name="P5">.<text:span text:style-name="T8">querySelector(“”) → Fonctionne pour tous les types de selecteurs (ajouter un symbole de type à chaque fois)</text:span></text:p>
      <text:p text:style-name="P5">.<text:span text:style-name="T8">querySelectorAll() → récupère tous les éléments du tag, class ou Id visé.</text:span></text:p>
      <text:p text:style-name="P8">Utilisation du symbole “elem 1 &gt; elem2” pour prendre tous les éléments fils de 1 ayant la sélection spécifiée. </text:p>
      <text:p text:style-name="P8"/>
      <text:p text:style-name="P9">Récapitulatif:</text:p>
      <text:p text:style-name="P8"/>
      <text:p text:style-name="P8"><text:bookmark text:name="r-3578119"/><text:bookmark text:name="r-3575047"/><text:bookmark text:name="r-3575069"/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31"><text:bookmark text:name="r-3575043"/><text:bookmark text:name="r-3575044"/>Nombre d'éléments à obtenir<text:bookmark text:name="r-3575046"/></text:p>
            </table:table-cell>
            <table:table-cell table:style-name="Table1.A1" office:value-type="string">
              <text:p text:style-name="P31"><text:bookmark text:name="r-3575045"/>Critère de sélection<text:bookmark text:name="r-3575077"/></text:p>
            </table:table-cell>
            <table:table-cell table:style-name="Table1.A1" office:value-type="string">
              <text:p text:style-name="P31"><text:bookmark text:name="r-3575076"/>Méthode à utiliser<text:bookmark text:name="r-3575049"/><text:bookmark text:name="r-3575052"/><text:bookmark text:name="r-3575068"/></text:p>
            </table:table-cell>
          </table:table-row>
        </table:table-header-rows>
        <table:table-row table:style-name="Table1.2">
          <table:table-cell table:style-name="Table1.A1" office:value-type="string">
            <text:p text:style-name="P31"><text:bookmark text:name="r-3575048"/>Plusieurs<text:bookmark text:name="r-3575051"/></text:p>
          </table:table-cell>
          <table:table-cell table:style-name="Table1.A1" office:value-type="string">
            <text:p text:style-name="P31"><text:bookmark text:name="r-3575078"/>Par balise<text:bookmark text:name="r-3575079"/></text:p>
          </table:table-cell>
          <table:table-cell table:style-name="Table1.A1" office:value-type="string">
            <text:p text:style-name="P30"><text:bookmark text:name="r-3575050"/><text:span text:style-name="Source_20_Text"><text:span text:style-name="T23">getElementsByTagName</text:span></text:span><text:bookmark text:name="r-3575054"/><text:bookmark text:name="r-3575057"/></text:p>
          </table:table-cell>
        </table:table-row>
        <table:table-row table:style-name="Table1.3">
          <table:table-cell table:style-name="Table1.A1" office:value-type="string">
            <text:p text:style-name="P31"><text:bookmark text:name="r-3575053"/>Plusieurs<text:bookmark text:name="r-3575056"/></text:p>
          </table:table-cell>
          <table:table-cell table:style-name="Table1.A1" office:value-type="string">
            <text:p text:style-name="P31"><text:bookmark text:name="r-3575080"/>Par classe<text:bookmark text:name="r-3575081"/></text:p>
          </table:table-cell>
          <table:table-cell table:style-name="Table1.A1" office:value-type="string">
            <text:p text:style-name="P30"><text:bookmark text:name="r-3575055"/><text:span text:style-name="Source_20_Text"><text:span text:style-name="T23">getElementsByClassName</text:span></text:span><text:bookmark text:name="r-3575059"/><text:bookmark text:name="r-3575062"/></text:p>
          </table:table-cell>
        </table:table-row>
        <table:table-row table:style-name="Table1.2">
          <table:table-cell table:style-name="Table1.A1" office:value-type="string">
            <text:p text:style-name="P31"><text:bookmark text:name="r-3575058"/>Plusieurs<text:bookmark text:name="r-3575061"/></text:p>
          </table:table-cell>
          <table:table-cell table:style-name="Table1.A1" office:value-type="string">
            <text:p text:style-name="P31"><text:bookmark text:name="r-3575082"/>Autre que par balise ou par classe<text:bookmark text:name="r-3575083"/></text:p>
          </table:table-cell>
          <table:table-cell table:style-name="Table1.A1" office:value-type="string">
            <text:p text:style-name="P30"><text:bookmark text:name="r-3575060"/><text:span text:style-name="Source_20_Text"><text:span text:style-name="T23">querySelectorAll</text:span></text:span><text:bookmark text:name="r-3575064"/><text:bookmark text:name="r-3575067"/></text:p>
          </table:table-cell>
        </table:table-row>
        <table:table-row table:style-name="Table1.3">
          <table:table-cell table:style-name="Table1.A1" office:value-type="string">
            <text:p text:style-name="P31"><text:bookmark text:name="r-3575063"/>Un seul<text:bookmark text:name="r-3575066"/></text:p>
          </table:table-cell>
          <table:table-cell table:style-name="Table1.A1" office:value-type="string">
            <text:p text:style-name="P31"><text:bookmark text:name="r-3575084"/>Par identifiant<text:bookmark text:name="r-3575085"/></text:p>
          </table:table-cell>
          <table:table-cell table:style-name="Table1.A1" office:value-type="string">
            <text:p text:style-name="P30"><text:bookmark text:name="r-3575065"/><text:span text:style-name="Source_20_Text"><text:span text:style-name="T23">getElementById</text:span></text:span><text:bookmark text:name="r-3575087"/><text:bookmark text:name="r-3575091"/></text:p>
          </table:table-cell>
        </table:table-row>
        <table:table-row table:style-name="Table1.2">
          <table:table-cell table:style-name="Table1.A1" office:value-type="string">
            <text:p text:style-name="P31"><text:bookmark text:name="r-3575086"/>Un seul (le premier)<text:bookmark text:name="r-3575089"/></text:p>
          </table:table-cell>
          <table:table-cell table:style-name="Table1.A1" office:value-type="string">
            <text:p text:style-name="P31"><text:bookmark text:name="r-3575088"/>Autre que par identifiant<text:bookmark text:name="r-3575090"/></text:p>
          </table:table-cell>
          <table:table-cell table:style-name="Table1.A1" office:value-type="string">
            <text:p text:style-name="P30"><text:bookmark text:name="r-3575096"/><text:span text:style-name="Source_20_Text"><text:span text:style-name="T23">querySelector</text:span></text:span></text:p>
          </table:table-cell>
        </table:table-row>
      </table:table>
      <text:p text:style-name="P8"/>
      <text:p text:style-name="P8">.<text:span text:style-name="T9">innerHTML → permet de récupérer tout le contenu HTML d’un élément.</text:span></text:p>
      <text:p text:style-name="P8">.<text:span text:style-name="T10">textContent → permet de récupérer tout le text contenu dans un élément.</text:span></text:p>
      <text:p text:style-name="P8">.<text:span text:style-name="T11">getAttribute() → renvoie la valeur de l’attribut passé en paramètre (exemple si appliqué à href renvoie l’url en paramètre). NB: dans les cas de href, id, value pas besoin de mettre getAttribute() les passer directement comme paramètre (.herf, .id ou .value)</text:span></text:p>
      <text:p text:style-name="P8">.<text:span text:style-name="T12">hasAttribute() → vérifie s’il y a présence de l’attribut cible.</text:span></text:p>
      <text:p text:style-name="P8">.<text:span text:style-name="T13">classList → permet de récupérer la liste des classes contenues dans un élément.</text:span></text:p>
      <text:p text:style-name="P8">.<text:span text:style-name="T14">contains(“classe”) → renvoie true or false selon si présence de la classe.</text:span></text:p>
      <text:p text:style-name="P8"/>
      <text:p text:style-name="P24">Cours 3 – Modifier la structure de la page</text:p>
      <text:p text:style-name="P10"/>
      <text:p text:style-name="P10"><text:span text:style-name="T15">document.querySelector(qqchose)</text:span>.<text:span text:style-name="T15">innerHTML += html code → ajoute le code html à l’élement qq chose sélectioon utilise souvent innerHTML pour vider un élément de son contenu (innerHTML = “”), ou pour changer la valeur.</text:span></text:p>
      <text:p text:style-name="P11">.<text:span text:style-name="T16">textContent += “texte” permet de modifier le contenu textuel d’un élément html sélectionné. </text:span></text:p>
      <text:p text:style-name="P11"><text:soft-page-break/>.<text:span text:style-name="T17">setAttribut(attribut, valeur) permet de donner la valeur valeur à l’attribut attribut. </text:span></text:p>
      <text:p text:style-name="P11">.<text:span text:style-name="T18">classList.remove, .classList.add, .classList.toggle → modifie les classe de l’élement sélectionné.</text:span></text:p>
      <text:p text:style-name="P11">.<text:span text:style-name="T19">createElement → creation d’un élément.</text:span></text:p>
      <text:p text:style-name="P11">.<text:span text:style-name="T19">appendChild(element) → placer élement en child de celui selectionné</text:span></text:p>
      <text:p text:style-name="P12"><text:s/>.inserBefore → ajoute avant le noeud</text:p>
      <text:p text:style-name="P11">.<text:span text:style-name="T20">insertAdjacentHTML(position, html code); place de façon précise l’élément à insérer</text:span></text:p>
      <text:p text:style-name="P11">.<text:span text:style-name="T27">insertAdjacentElement(position, element) Attention seule cette formule fonctionne avec un objet déjà créé</text:span></text:p>
      <text:p text:style-name="P11">.<text:span text:style-name="T28">createTextNode(données) → permet de définri les données que l’on veut mettre dans le nouvelle élément (variant an textContent)</text:span></text:p>
      <text:p text:style-name="P11"/>
      <text:p text:style-name="P13">Procédure pour créer un nouvelle élément:</text:p>
      <text:list xml:id="list2454340381" text:style-name="L1">
        <text:list-item>
          <text:p text:style-name="P32">Créer l’élément: var newElement = document.createElement(“nom de l’élément”)</text:p>
        </text:list-item>
        <text:list-item>
          <text:p text:style-name="P32">newElement.id = “ientifier”</text:p>
        </text:list-item>
        <text:list-item>
          <text:p text:style-name="P33">newElement.textContent = “contenu textuel”</text:p>
        </text:list-item>
        <text:list-item>
          <text:p text:style-name="P34">elementParent.appendChild(newElement)</text:p>
        </text:list-item>
      </text:list>
      <text:p text:style-name="P14"/>
      <text:p text:style-name="P1"><text:span text:style-name="T24"><text:tab/></text:span><text:bookmark text:name="r-3614044"/><text:bookmark text:name="r-3614037"/><text:bookmark text:name="r-3614036"/><text:span text:style-name="Source_20_Text"><text:span text:style-name="T22">eforebegin</text:span></text:span><text:span text:style-name="T21">: avant l'élément existant lui-même.</text:span></text:p>
      <text:list xml:id="list2064694227" text:style-name="L2">
        <text:list-item>
          <text:p text:style-name="P52"><text:bookmark text:name="r-3614038"/><text:bookmark text:name="r-3614039"/><text:span text:style-name="Source_20_Text"><text:span text:style-name="T22">afterbegin</text:span></text:span><text:span text:style-name="T21">: juste à l'intérieur de l'élément existant, avant son premier enfant.</text:span></text:p>
        </text:list-item>
        <text:list-item>
          <text:p text:style-name="P52"><text:bookmark text:name="r-3614040"/><text:bookmark text:name="r-3614041"/><text:span text:style-name="Source_20_Text"><text:span text:style-name="T22">beforeend</text:span></text:span><text:span text:style-name="T21">: juste à l'intérieur de l'élément existant, après son dernier enfant.</text:span></text:p>
        </text:list-item>
        <text:list-item>
          <text:p text:style-name="P52"><text:bookmark text:name="r-3614042"/><text:bookmark text:name="r-3614043"/><text:span text:style-name="Source_20_Text"><text:span text:style-name="T22">afterend</text:span></text:span><text:span text:style-name="T21">: après l'élément existant lui-même.</text:span></text:p>
        </text:list-item>
      </text:list>
      <text:p text:style-name="P11">.<text:span text:style-name="T25">replaceChild(nouvel element, ancien élement) → remplace un element child de la sélection par un nouveau.</text:span></text:p>
      <text:p text:style-name="P5">.<text:span text:style-name="T26">removeChild(element) → supprime l’élément child de la sélection.</text:span></text:p>
      <text:p text:style-name="P5"/>
      <text:p text:style-name="P25">Cours 4 – Donner du style aux éléments</text:p>
      <text:p text:style-name="P25"/>
      <text:p text:style-name="P26">On accède au style d’un élément en utilisant la méthode .style.</text:p>
      <text:p text:style-name="P26">element.style.color = « couleur » → va modifier la couleur du texte de element.</text:p>
      <text:p text:style-name="P27">Si le paramètre CSS que l’on veut modifier est en deux mots avec – (exemble font-family), il faux supprimer le – et coller els deux mots avec une majuscule (fontFamily).</text:p>
      <text:p text:style-name="P27"/>
      <text:p text:style-name="P28">Accéder au style d’un élément :</text:p>
      <text:p text:style-name="P28"><text:span text:style-name="T29">1</text:span><text:span text:style-name="T30">er</text:span><text:span text:style-name="T29"> solution : </text:span>console.log(element.style.paramCss) → imprime le type de param CSS de l’élement.</text:p>
      <text:p text:style-name="P29">2eme solution : var style = getComputedStyle(element) → créé un objet avec tout le style de element.</text:p>
      <text:p text:style-name="P28"/>
      <text:p text:style-name="P22">Partie 2</text:p>
      <text:p text:style-name="P5"/>
      <text:p text:style-name="P41">Cours 5 – Réagissez aux évènements</text:p>
      <text:p text:style-name="P15"/>
      <text:p text:style-name="P15">.addEventListener(« type », function)</text:p>
      <text:p text:style-name="P16">.addEventListener(« type », <text:span text:style-name="T31">(event) =&gt; {</text:span></text:p>
      <text:p text:style-name="P16"><text:span text:style-name="T31">fonction}</text:span>)</text:p>
      <text:p text:style-name="P15">.removeEventListener(« type », function)</text:p>
      <text:p text:style-name="P5"/>
      <text:p text:style-name="P17">A chaque création d’évenement il y a création d’un objet Event.</text:p>
      <text:p text:style-name="P18">event.type → renvoie le type d’évènement</text:p>
      <text:p text:style-name="P18">event.target → renvoie la target de l’évènement.</text:p>
      <text:p text:style-name="P5"/>
      <text:p text:style-name="P19">ClientX et clientY → renvoie les coordonnées x et y du click de la sourie.</text:p>
      <text:p text:style-name="P19"/>
      <text:p text:style-name="P20"><text:soft-page-break/>Keyup → remonté d’une touche</text:p>
      <text:p text:style-name="P20">keydown → appui sur une touche</text:p>
      <text:p text:style-name="P20">click → appuie de la sourie</text:p>
      <text:p text:style-name="P20">mouseup → appui de la sourie</text:p>
      <text:p text:style-name="P20">mousedown → relachement de la sourie</text:p>
      <text:p text:style-name="P21">load → chargement de la page</text:p>
      <text:p text:style-name="P21">beforunload → fermeture de la page</text:p>
      <text:p text:style-name="P21"/>
      <text:p text:style-name="P42">Cours 6 – Manipuler les formumlaires</text:p>
      <text:p text:style-name="P20"/>
      <text:p text:style-name="P37">Pour tous les exemples de formulaires voir le fichier cours.html correcspondant à ce cours.</text:p>
      <text:p text:style-name="P37"/>
      <text:list xml:id="list2808369264" text:style-name="L3">
        <text:list-item>
          <text:p text:style-name="P38"><text:span text:style-name="T34">Accéder à une valeur saisie</text:span> : element.value. <text:span text:style-name="T33">Balise de type : &lt;input type= »text » &gt;</text:span></text:p>
        </text:list-item>
        <text:list-item>
          <text:p text:style-name="P39"><text:span text:style-name="T34">Gestion du focus </text:span>: créer un span après un input dans lequel lorsque l’on <text:span text:style-name="T32">focus</text:span> sur la case correpondante à cette imput on inject du code qui explique quoi rentrer et lorsque l’on blur, le texte disparaît.</text:p>
        </text:list-item>
        <text:list-item>
          <text:p text:style-name="P40"><text:span text:style-name="T34">Case à cocher</text:span>: <text:span text:style-name="T33">&lt;input type= »checkbox » &gt;. L’objet Event associé dispose d’une propriété booléenne correspondant au check de la case.</text:span></text:p>
        </text:list-item>
        <text:list-item>
          <text:p text:style-name="P43">Bouttons radios: <text:span text:style-name="T35"><text:s/>permet de faire un choix parmis plusieurs. </text:span><text:span text:style-name="T36">&lt;input type= «</text:span><text:span text:style-name="T37">radio</text:span><text:span text:style-name="T36">» &gt;</text:span></text:p>
        </text:list-item>
        <text:list-item>
          <text:p text:style-name="P44"><text:span text:style-name="T33">L</text:span>iste déroulante<text:span text:style-name="T35">: &lt;select&gt; pour définir la liste et &lt;option&gt; pour définir tous les cas possibles.</text:span></text:p>
        </text:list-item>
        <text:list-item>
          <text:p text:style-name="P45">Formulaire<text:span text:style-name="T35">: &lt;form&gt;. </text:span><text:span text:style-name="T38">Possède une propriété elements qui regroupe tous les valeurs saisies dans la form.</text:span></text:p>
          <text:p text:style-name="P46"><text:span text:style-name="T38">F</text:span><text:span text:style-name="T35">orm.elements → tableau de toutes les saisies de la forme.</text:span></text:p>
        </text:list-item>
        <text:list-item>
          <text:p text:style-name="P47">Soumission du formulaire<text:span text:style-name="T35">: </text:span><text:span text:style-name="T36">&lt;input type= «</text:span><text:span text:style-name="T39">submit</text:span><text:span text:style-name="T36">» &gt; →</text:span><text:span text:style-name="T39"> soumet le formulaire. </text:span><text:span text:style-name="T36">&lt;input type= «</text:span><text:span text:style-name="T39">reset</text:span><text:span text:style-name="T36">» &gt; →</text:span><text:span text:style-name="T39"> remet à zéro le formulaire. </text:span><text:span text:style-name="T40">Le submit envoie les données à l’action définie par « action ».</text:span></text:p>
        </text:list-item>
        <text:list-item>
          <text:p text:style-name="P48"><text:span text:style-name="T42">V</text:span>alidation des données: <text:span text:style-name="T41">durant la saisie. A la fin de la saisie, lorsque l’utilisateur soumet le formulaire. </text:span></text:p>
        </text:list-item>
        <text:list-item>
          <text:p text:style-name="P49"><text:span text:style-name="T43">E</text:span>xpression régulière<text:span text:style-name="T35">: Regex → permet de vérifier de façon plus poussé une chaine de caractère entrée dans un formulaire (par exemple les adresses mail).</text:span></text:p>
        </text:list-item>
      </text:list>
      <text:p text:style-name="P50"><text:span text:style-name="T35"/></text:p>
      <text:p text:style-name="P51"><text:span text:style-name="T35">Expressions régulières:</text:span></text:p>
      <text:p text:style-name="P51"><text:bookmark text:name="r-3683991"/><text:bookmark text:name="r-3683975"/><text:bookmark text:name="r-3764072"/><text:span text:style-name="T35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P54"><text:bookmark text:name="r-3683968"/><text:bookmark text:name="r-3683967"/>Motif<text:bookmark text:name="r-3683970"/></text:p>
            </table:table-cell>
            <table:table-cell table:style-name="Table2.A1" office:value-type="string">
              <text:p text:style-name="P54"><text:bookmark text:name="r-3683969"/>Correspondance si<text:bookmark text:name="r-3683972"/></text:p>
            </table:table-cell>
            <table:table-cell table:style-name="Table2.A1" office:value-type="string">
              <text:p text:style-name="P54"><text:bookmark text:name="r-3683971"/>test() === true<text:bookmark text:name="r-3683974"/></text:p>
            </table:table-cell>
            <table:table-cell table:style-name="Table2.A1" office:value-type="string">
              <text:p text:style-name="P54"><text:bookmark text:name="r-3683973"/>test() === false<text:bookmark text:name="r-3683990"/><text:bookmark text:name="r-3683984"/><text:bookmark text:name="r-3683977"/></text:p>
            </table:table-cell>
          </table:table-row>
        </table:table-header-rows>
        <table:table-row table:style-name="Table2.2">
          <table:table-cell table:style-name="Table2.A1" office:value-type="string">
            <text:p text:style-name="P30"><text:bookmark text:name="r-3683976"/><text:span text:style-name="Source_20_Text"><text:span text:style-name="T49">abc</text:span></text:span><text:bookmark text:name="r-3683979"/></text:p>
          </table:table-cell>
          <table:table-cell table:style-name="Table2.A1" office:value-type="string">
            <text:p text:style-name="P54"><text:bookmark text:name="r-3683978"/>La chaîne contient "abc"<text:bookmark text:name="r-3683981"/></text:p>
          </table:table-cell>
          <table:table-cell table:style-name="Table2.A1" office:value-type="string">
            <text:p text:style-name="P54"><text:bookmark text:name="r-3683980"/>abc, abcdef, 123abc456<text:bookmark text:name="r-3683983"/></text:p>
          </table:table-cell>
          <table:table-cell table:style-name="Table2.A1" office:value-type="string">
            <text:p text:style-name="P54"><text:bookmark text:name="r-3683982"/>abdc, 1bca, adbc, ABC<text:bookmark text:name="r-3683989"/><text:bookmark text:name="r-3683985"/></text:p>
          </table:table-cell>
        </table:table-row>
        <table:table-row table:style-name="Table2.3">
          <table:table-cell table:style-name="Table2.A1" office:value-type="string">
            <text:p text:style-name="P30"><text:bookmark text:name="r-3683997"/><text:span text:style-name="Source_20_Text"><text:span text:style-name="T49">[abc]</text:span></text:span><text:bookmark text:name="r-3683986"/></text:p>
          </table:table-cell>
          <table:table-cell table:style-name="Table2.A1" office:value-type="string">
            <text:p text:style-name="P54"><text:bookmark text:name="r-3683998"/>La chaîne contient soit "a", soit "b", soit "c"<text:bookmark text:name="r-3683987"/></text:p>
          </table:table-cell>
          <table:table-cell table:style-name="Table2.A1" office:value-type="string">
            <text:p text:style-name="P54"><text:bookmark text:name="r-3683999"/>abc, daef, bbb, 12c34<text:bookmark text:name="r-3683988"/></text:p>
          </table:table-cell>
          <table:table-cell table:style-name="Table2.A1" office:value-type="string">
            <text:p text:style-name="P54"><text:bookmark text:name="r-3684000"/>def, xyz, 123456, BBB<text:bookmark text:name="r-3684022"/><text:bookmark text:name="r-3684015"/></text:p>
          </table:table-cell>
        </table:table-row>
        <table:table-row table:style-name="Table2.2">
          <table:table-cell table:style-name="Table2.A1" office:value-type="string">
            <text:p text:style-name="P30"><text:bookmark text:name="r-3684014"/><text:span text:style-name="Source_20_Text"><text:span text:style-name="T49">[a-z]</text:span></text:span><text:bookmark text:name="r-3684017"/></text:p>
          </table:table-cell>
          <table:table-cell table:style-name="Table2.A1" office:value-type="string">
            <text:p text:style-name="P54"><text:bookmark text:name="r-3684016"/>La chaîne contient n'importe quelle lettre minuscule de l'alphabet<text:bookmark text:name="r-3684019"/></text:p>
          </table:table-cell>
          <table:table-cell table:style-name="Table2.A1" office:value-type="string">
            <text:p text:style-name="P54"><text:bookmark text:name="r-3684018"/>abc, 12f43, _r_ <text:bookmark text:name="r-3684021"/></text:p>
          </table:table-cell>
          <table:table-cell table:style-name="Table2.A1" office:value-type="string">
            <text:p text:style-name="P54"><text:bookmark text:name="r-3684020"/>123, ABC, _-_<text:bookmark text:name="r-3684425"/><text:bookmark text:name="r-3684418"/></text:p>
          </table:table-cell>
        </table:table-row>
        <table:table-row table:style-name="Table2.3">
          <table:table-cell table:style-name="Table2.A1" office:value-type="string">
            <text:p text:style-name="P30"><text:bookmark text:name="r-3684417"/><text:span text:style-name="Source_20_Text"><text:span text:style-name="T49">[0-9]</text:span></text:span><text:span text:style-name="T48"> ou </text:span><text:span text:style-name="Source_20_Text"><text:span text:style-name="T49">\d</text:span></text:span><text:bookmark text:name="r-3684420"/></text:p>
          </table:table-cell>
          <table:table-cell table:style-name="Table2.A1" office:value-type="string">
            <text:p text:style-name="P54"><text:bookmark text:name="r-3684419"/>La chaîne contient un chiffre<text:bookmark text:name="r-3684422"/></text:p>
          </table:table-cell>
          <table:table-cell table:style-name="Table2.A1" office:value-type="string">
            <text:p text:style-name="P54"><text:bookmark text:name="r-3684421"/>123, ab4c, a56<text:bookmark text:name="r-3684424"/></text:p>
          </table:table-cell>
          <table:table-cell table:style-name="Table2.A1" office:value-type="string">
            <text:p text:style-name="P54"><text:bookmark text:name="r-3684423"/>abc<text:bookmark text:name="r-3684010"/><text:bookmark text:name="r-3684003"/></text:p>
          </table:table-cell>
        </table:table-row>
        <table:table-row table:style-name="Table2.2">
          <table:table-cell table:style-name="Table2.A1" office:value-type="string">
            <text:p text:style-name="P30"><text:bookmark text:name="r-3684002"/><text:span text:style-name="Source_20_Text"><text:span text:style-name="T49">a.c</text:span></text:span><text:bookmark text:name="r-3684005"/></text:p>
          </table:table-cell>
          <table:table-cell table:style-name="Table2.A1" office:value-type="string">
            <text:p text:style-name="P54"><text:bookmark text:name="r-3684004"/>La chaîne contient "a" suivi d'un caractère (n'importe lequel) suivi de "c"<text:bookmark text:name="r-3684007"/></text:p>
          </table:table-cell>
          <table:table-cell table:style-name="Table2.A1" office:value-type="string">
            <text:p text:style-name="P54"><text:bookmark text:name="r-3684006"/>abc, acc, 12a.c34<text:bookmark text:name="r-3684009"/></text:p>
          </table:table-cell>
          <table:table-cell table:style-name="Table2.A1" office:value-type="string">
            <text:p text:style-name="P54"><text:bookmark text:name="r-3684008"/>ac, abbc, ABC<text:bookmark text:name="r-3684031"/><text:bookmark text:name="r-3684024"/></text:p>
          </table:table-cell>
        </table:table-row>
        <table:table-row table:style-name="Table2.3">
          <table:table-cell table:style-name="Table2.A1" office:value-type="string">
            <text:p text:style-name="P30"><text:bookmark text:name="r-3684023"/><text:span text:style-name="Source_20_Text"><text:span text:style-name="T49">a\.c</text:span></text:span><text:bookmark text:name="r-3684026"/></text:p>
          </table:table-cell>
          <table:table-cell table:style-name="Table2.A1" office:value-type="string">
            <text:p text:style-name="P54"><text:bookmark text:name="r-3684025"/>La chaîne contient "a.c"<text:bookmark text:name="r-3684028"/></text:p>
          </table:table-cell>
          <table:table-cell table:style-name="Table2.A1" office:value-type="string">
            <text:p text:style-name="P54"><text:bookmark text:name="r-3684027"/>a.c, a.cdef, 12a.c34<text:bookmark text:name="r-3684030"/></text:p>
          </table:table-cell>
          <table:table-cell table:style-name="Table2.A1" office:value-type="string">
            <text:p text:style-name="P54"><text:bookmark text:name="r-3684029"/>ac, abc<text:bookmark text:name="r-3684040"/><text:bookmark text:name="r-3684033"/></text:p>
          </table:table-cell>
        </table:table-row>
        <table:table-row table:style-name="Table2.2">
          <table:table-cell table:style-name="Table2.A1" office:value-type="string">
            <text:p text:style-name="P30"><text:bookmark text:name="r-3684032"/><text:span text:style-name="Source_20_Text"><text:span text:style-name="T49">a.+c</text:span></text:span><text:bookmark text:name="r-3684035"/></text:p>
          </table:table-cell>
          <table:table-cell table:style-name="Table2.A1" office:value-type="string">
            <text:p text:style-name="P54"><text:bookmark text:name="r-3684034"/>La chaîne contient "a" suivi d'un ou plusieurs caractères (n'importe lesquels) suivi de "c"<text:bookmark text:name="r-3684037"/></text:p>
          </table:table-cell>
          <table:table-cell table:style-name="Table2.A1" office:value-type="string">
            <text:p text:style-name="P54"><text:bookmark text:name="r-3684036"/>abc, abbc, 12a$ùc34<text:bookmark text:name="r-3684039"/></text:p>
          </table:table-cell>
          <table:table-cell table:style-name="Table2.A1" office:value-type="string">
            <text:p text:style-name="P54"><text:bookmark text:name="r-3684038"/>ac, bbc<text:bookmark text:name="r-3684049"/><text:bookmark text:name="r-3684042"/></text:p>
          </table:table-cell>
        </table:table-row>
        <table:table-row table:style-name="Table2.3">
          <table:table-cell table:style-name="Table2.A1" office:value-type="string">
            <text:p text:style-name="P30"><text:bookmark text:name="r-3684041"/><text:span text:style-name="Source_20_Text"><text:span text:style-name="T49">a.*c</text:span></text:span><text:bookmark text:name="r-3684044"/></text:p>
          </table:table-cell>
          <table:table-cell table:style-name="Table2.A1" office:value-type="string">
            <text:p text:style-name="P54"><text:bookmark text:name="r-3684043"/>La chaîne contient "a" suivi de zéro ou plusieurs caractères (n'importe lesquels) suivi de "c"<text:bookmark text:name="r-3684046"/></text:p>
          </table:table-cell>
          <table:table-cell table:style-name="Table2.A1" office:value-type="string">
            <text:p text:style-name="P54"><text:bookmark text:name="r-3684045"/>abc, abbc, ac<text:bookmark text:name="r-3684048"/></text:p>
          </table:table-cell>
          <table:table-cell table:style-name="Table2.A1" office:value-type="string">
            <text:p text:style-name="P54"><text:bookmark text:name="r-3684047"/>ABC, bbc</text:p>
          </table:table-cell>
        </table:table-row>
      </table:table>
      <text:p text:style-name="P51"><text:span text:style-name="T35"/></text:p>
      <text:p text:style-name="P20"/>
      <text:p text:style-name="P3">Partie 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11:50:53.996025757</meta:creation-date>
    <meta:generator>LibreOffice/6.0.6.2$Linux_X86_64 LibreOffice_project/00m0$Build-2</meta:generator>
    <dc:date>2019-03-04T15:31:58.961300216</dc:date>
    <meta:editing-duration>PT13H42M3S</meta:editing-duration>
    <meta:editing-cycles>76</meta:editing-cycles>
    <meta:document-statistic meta:table-count="2" meta:image-count="0" meta:object-count="0" meta:page-count="3" meta:paragraph-count="137" meta:word-count="1115" meta:character-count="7101" meta:non-whitespace-character-count="6121"/>
  </office:meta>
</office:document-meta>
</file>